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6875in"/>
    </style:style>
    <style:style style:name="Table3.B" style:family="table-column">
      <style:table-column-properties style:column-width="1.1563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0.8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6771in"/>
    </style:style>
    <style:style style:name="Table2.B" style:family="table-column">
      <style:table-column-properties style:column-width="1.1563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0.8854in"/>
    </style:style>
    <style:style style:name="Table2.E" style:family="table-column">
      <style:table-column-properties style:column-width="1.1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1" style:family="table">
      <style:table-properties style:width="6.9271in" table:align="left"/>
    </style:style>
    <style:style style:name="Table1.A" style:family="table-column">
      <style:table-column-properties style:column-width="2.6771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0.8854in"/>
    </style:style>
    <style:style style:name="Table1.E" style:family="table-column">
      <style:table-column-properties style:column-width="1.1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paragraph-rsid="00197658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197658" officeooo:paragraph-rsid="00197658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19765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217304" officeooo:paragraph-rsid="00217304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8pt" officeooo:paragraph-rsid="00197658" style:font-name-asian="DejaVu Sans Mono" style:font-size-asian="8pt" style:font-name-complex="Lohit Hindi2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officeooo:paragraph-rsid="00197658" style:font-name-asian="DejaVu Sans Mono" style:font-size-asian="8pt" style:font-name-complex="Lohit Hindi2" style:font-size-complex="8pt"/>
    </style:style>
    <style:style style:name="P7" style:family="paragraph" style:parent-style-name="Title">
      <style:paragraph-properties fo:break-before="page"/>
    </style:style>
    <style:style style:name="P8" style:family="paragraph" style:parent-style-name="Heading_20_2">
      <style:paragraph-properties fo:text-align="center" style:justify-single-word="false"/>
      <style:text-properties officeooo:paragraph-rsid="001a32d9"/>
    </style:style>
    <style:style style:name="P9" style:family="paragraph" style:parent-style-name="Table_20_Contents">
      <style:text-properties style:font-name="DejaVu Sans Mono" fo:font-size="10pt" fo:font-weight="bold" style:font-name-asian="DejaVu Sans Mono" style:font-size-asian="10pt" style:font-weight-asian="bold" style:font-name-complex="Lohit Hindi2" style:font-size-complex="10pt" style:font-weight-complex="bold"/>
    </style:style>
    <style:style style:name="P10" style:family="paragraph" style:parent-style-name="Table_20_Contents">
      <style:text-properties style:font-name="DejaVu Sans Mono" fo:font-size="10pt" fo:font-weight="bold" officeooo:paragraph-rsid="0028f71a" style:font-name-asian="DejaVu Sans Mono" style:font-size-asian="10pt" style:font-weight-asian="bold" style:font-name-complex="Lohit Hindi2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 Mono" fo:font-size="10pt" fo:font-weight="bold" style:font-name-asian="DejaVu Sans Mono" style:font-size-asian="10pt" style:font-weight-asian="bold" style:font-name-complex="Lohit Hindi2" style:font-size-complex="10pt" style:font-weight-complex="bold"/>
    </style:style>
    <style:style style:name="T1" style:family="text">
      <style:text-properties officeooo:rsid="00197658"/>
    </style:style>
    <style:style style:name="T2" style:family="text">
      <style:text-properties officeooo:rsid="001a32d9"/>
    </style:style>
    <style:style style:name="T3" style:family="text">
      <style:text-properties officeooo:rsid="001ceb01"/>
    </style:style>
    <style:style style:name="T4" style:family="text">
      <style:text-properties officeooo:rsid="00217304"/>
    </style:style>
    <style:style style:name="T5" style:family="text">
      <style:text-properties officeooo:rsid="00234e04"/>
    </style:style>
    <style:style style:name="T6" style:family="text">
      <style:text-properties officeooo:rsid="0028f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company.name&gt;">Company</text:text-input></text:p>
      <text:h text:style-name="P8" text:outline-level="2"><text:span text:style-name="T2">Bunching </text:span><text:span text:style-name="T5">Summary</text:span><text:span text:style-name="T2"> </text:span><text:span text:style-name="T2"><text:text-input text:description="&lt;data['form']['start_date']&gt;">Start Date</text:text-input></text:span><text:span text:style-name="T2"> - </text:span><text:span text:style-name="T2"><text:text-input text:description="&lt;data['form']['end_date']&gt;">End Date</text:text-input></text:span></text:h>
      <text:p text:style-name="Preformatted_20_Text"><text:text-input text:description="&lt;for each=&quot;o in objects&quot;&gt;">Start Department Loop</text:text-input></text:p>
      <text:h text:style-name="Heading_20_1" text:outline-level="1"><text:text-input text:description="&lt;o.complete_name&gt;">Department Name</text:text-input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row>
          <table:table-cell table:style-name="Table3.A1" office:value-type="string">
            <text:p text:style-name="P2">Employee</text:p>
          </table:table-cell>
          <table:table-cell table:style-name="Table3.A1" office:value-type="string">
            <text:p text:style-name="P3"><text:span text:style-name="T3">Days </text:span><text:span text:style-name="T4">Above</text:span><text:span text:style-name="T3"> </text:span><text:span text:style-name="T4">Goal</text:span></text:p>
          </table:table-cell>
          <table:table-cell table:style-name="Table3.A1" office:value-type="string">
            <text:p text:style-name="P3"><text:span text:style-name="T1">Total </text:span><text:span text:style-name="T3">Bunches</text:span></text:p>
          </table:table-cell>
          <table:table-cell table:style-name="Table3.A1" office:value-type="string">
            <text:p text:style-name="P4">Above Goal</text:p>
          </table:table-cell>
          <table:table-cell table:style-name="Table3.E1" office:value-type="string">
            <text:p text:style-name="P2">Payment</text:p>
          </table:table-cell>
        </table:table-row>
      </table:table>
      <text:p text:style-name="P1"><text:text-input text:description="&lt;for each=&quot;line in summarize(o.id)&quot;&gt;">Start employee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line['name']&gt;">Employee Name</text:text-input></text:p>
          </table:table-cell>
          <table:table-cell table:style-name="Table2.A1" office:value-type="string">
            <text:p text:style-name="P6"><text:text-input text:description="&lt;line['days_over_quota']&gt;">Over Quota</text:text-input> / <text:text-input text:description="&lt;line['days']&gt;">Days</text:text-input></text:p>
          </table:table-cell>
          <table:table-cell table:style-name="Table2.A1" office:value-type="string">
            <text:p text:style-name="P6"><text:text-input text:description="&lt;line['total']&gt;">Month Total</text:text-input></text:p>
          </table:table-cell>
          <table:table-cell table:style-name="Table2.A1" office:value-type="string">
            <text:p text:style-name="P6"><text:text-input text:description="&lt;line['difference']&gt;">Difference</text:text-input></text:p>
          </table:table-cell>
          <table:table-cell table:style-name="Table2.E1" office:value-type="string">
            <text:p text:style-name="P6"><text:text-input text:description="&lt;line['amount']&gt;">Amount</text:text-input></text:p>
          </table:table-cell>
        </table:table-row>
      </table:table>
      <text:p text:style-name="P1"><text:text-input text:description="&lt;/for&gt;">End employee Loop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<text:span text:style-name="T6">TOTAL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text-input text:description="&lt;sum_total()&gt;">Total</text:text-input></text:p>
          </table:table-cell>
          <table:table-cell table:style-name="Table1.A1" office:value-type="string">
            <text:p text:style-name="P11"><text:text-input text:description="&lt;sum_difference()&gt;">Sum Diff</text:text-input></text:p>
          </table:table-cell>
          <table:table-cell table:style-name="Table1.E1" office:value-type="string">
            <text:p text:style-name="P11"><text:text-input text:description="&lt;sum_amount()&gt;">Sum Amount</text:text-input></text:p>
          </table:table-cell>
        </table:table-row>
      </table:table>
      <text:p text:style-name="P1"><text:text-input text:description="&lt;/for&gt;">End Departmen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in" fo:margin-bottom="0.0799in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margin-top="0.1701in" fo:margin-bottom="0.0201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4:13:32</dc:date>
    <dc:creator>Mike </dc:creator>
    <meta:generator>LibreOffice/4.0.2.2$Linux_x86 LibreOffice_project/400m0$Build-2</meta:generator>
    <meta:editing-duration>PT13H33M20S</meta:editing-duration>
    <meta:editing-cycles>20</meta:editing-cycles>
    <meta:document-statistic meta:table-count="3" meta:image-count="0" meta:object-count="0" meta:page-count="1" meta:paragraph-count="21" meta:word-count="47" meta:character-count="274" meta:non-whitespace-character-count="248"/>
  </office:meta>
</office:document-meta>
</file>